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>
    <style:style style:family="table-column" style:name="style2" style:display-name="style2">
      <style:table-column-properties style:column-width="2cm"/>
    </style:style>
    <style:style style:family="table-column" style:name="style6" style:display-name="style6">
      <style:table-column-properties style:column-width="6cm"/>
    </style:style>
  </office:automatic-styles>
  <office:body>
    <office:spreadsheet>
      <table:table table:name="Подразделения">
        <table:table-column table:style-name="style6" table:number-columns-repeated="2"/>
        <table:table-row>
          <table:table-cell>
            <text:p text:style-name="Table_20_Contents">подразделение</text:p>
          </table:table-cell>
          <table:table-cell>
            <text:p text:style-name="Table_20_Contents">головное подразделение</text:p>
          </table:table-cell>
        </table:table-row>
        <table:table-row>
          <table:table-cell>
            <text:p text:style-name="Table_20_Contents">Саратовский госуниверситет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ректорат</text:p>
          </table:table-cell>
          <table:table-cell>
            <text:p text:style-name="Table_20_Contents">Саратовский госуниверситет</text:p>
          </table:table-cell>
        </table:table-row>
        <table:table-row>
          <table:table-cell>
            <text:p text:style-name="Table_20_Contents">помощник про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зам. про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проректор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ректор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помощник 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мех/мат факультет</text:p>
          </table:table-cell>
          <table:table-cell>
            <text:p text:style-name="Table_20_Contents">Саратовский госуниверситет</text:p>
          </table:table-cell>
        </table:table-row>
        <table:table-row>
          <table:table-cell>
            <text:p text:style-name="Table_20_Contents">деканат</text:p>
          </table:table-cell>
          <table:table-cell>
            <text:p text:style-name="Table_20_Contents">мех/мат факультет</text:p>
          </table:table-cell>
        </table:table-row>
        <table:table-row>
          <table:table-cell>
            <text:p text:style-name="Table_20_Contents">декан</text:p>
          </table:table-cell>
          <table:table-cell>
            <text:p text:style-name="Table_20_Contents">деканат</text:p>
          </table:table-cell>
        </table:table-row>
        <table:table-row>
          <table:table-cell>
            <text:p text:style-name="Table_20_Contents">зам. декана</text:p>
          </table:table-cell>
          <table:table-cell>
            <text:p text:style-name="Table_20_Contents">деканат</text:p>
          </table:table-cell>
        </table:table-row>
        <table:table-row>
          <table:table-cell>
            <text:p text:style-name="Table_20_Contents">зав. кафедрой</text:p>
          </table:table-cell>
          <table:table-cell>
            <text:p text:style-name="Table_20_Contents">мех/мат факультет</text:p>
          </table:table-cell>
        </table:table-row>
      </table:table>
      <table:table table:name="Телефонный справочник">
        <table:table-column table:style-name="style2" table:number-columns-repeated="2"/>
        <table:table-column table:style-name="style6" table:number-columns-repeated="4"/>
        <table:table-row>
          <table:table-cell>
            <text:p text:style-name="Table_20_Contents">телефон</text:p>
          </table:table-cell>
          <table:table-cell>
            <text:p text:style-name="Table_20_Contents">фамилия</text:p>
          </table:table-cell>
          <table:table-cell>
            <text:p text:style-name="Table_20_Contents">имя</text:p>
          </table:table-cell>
          <table:table-cell>
            <text:p text:style-name="Table_20_Contents">отчество</text:p>
          </table:table-cell>
          <table:table-cell>
            <text:p text:style-name="Table_20_Contents">подразделение</text:p>
          </table:table-cell>
          <table:table-cell>
            <text:p text:style-name="Table_20_Contents">тип тел.</text:p>
          </table:table-cell>
        </table:table-row>
        <table:table-row>
          <table:table-cell>
            <text:p text:style-name="Table_20_Contents">26-15-54</text:p>
          </table:table-cell>
          <table:table-cell>
            <text:p text:style-name="Table_20_Contents">Захаров</text:p>
          </table:table-cell>
          <table:table-cell>
            <text:p text:style-name="Table_20_Contents">Андрей</text:p>
          </table:table-cell>
          <table:table-cell>
            <text:p text:style-name="Table_20_Contents">Михайлович</text:p>
          </table:table-cell>
          <table:table-cell>
            <text:p text:style-name="Table_20_Contents">декан</text:p>
          </table:table-cell>
          <table:table-cell>
            <text:p text:style-name="Table_20_Contents">раб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>
    <style:style style:family="paragraph" style:name="Table_20_Contents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